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0.761cm" fo:min-width="1.32cm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166cm" fo:min-width="1.32cm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 fo:min-height="1.367cm" fo:min-width="1.623cm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 fo:min-height="0.963cm" fo:min-width="1.522cm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967cm" fo:min-width="1.503cm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 fo:min-height="0.609cm" fo:min-width="1.359cm"/>
    </style:style>
    <style:style style:name="gr8" style:family="graphic" style:parent-style-name="standard">
      <style:graphic-properties svg:stroke-color="#000000" draw:textarea-horizontal-align="justify" draw:textarea-vertical-align="middle" draw:auto-grow-height="false" fo:min-height="0.751cm" fo:min-width="1.646cm"/>
    </style:style>
    <style:style style:name="gr9" style:family="graphic" style:parent-style-name="standard">
      <style:graphic-properties svg:stroke-color="#000000" draw:textarea-horizontal-align="justify" draw:textarea-vertical-align="middle" draw:auto-grow-height="false" fo:min-height="0.894cm" fo:min-width="1.717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967cm" fo:min-width="1.504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752cm" fo:min-width="1.646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967cm" fo:min-width="1.575cm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0.894cm" fo:min-width="1.288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1.02cm" fo:min-width="2.548cm"/>
    </style:style>
    <style:style style:name="gr15" style:family="graphic" style:parent-style-name="objectwithoutfill">
      <style:graphic-properties svg:stroke-color="#000000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0.648cm" fo:min-width="1.745cm"/>
    </style:style>
    <style:style style:name="gr17" style:family="graphic" style:parent-style-name="standard">
      <style:graphic-properties svg:stroke-color="#000000" draw:textarea-horizontal-align="justify" draw:textarea-vertical-align="middle" draw:auto-grow-height="false" fo:min-height="0.739cm" fo:min-width="1.476cm"/>
    </style:style>
    <style:style style:name="gr18" style:family="graphic" style:parent-style-name="standard">
      <style:graphic-properties svg:stroke-color="#000000" draw:textarea-horizontal-align="justify" draw:textarea-vertical-align="middle" draw:auto-grow-height="false" fo:min-height="0.919cm" fo:min-width="1.836cm"/>
    </style:style>
    <style:style style:name="gr19" style:family="graphic" style:parent-style-name="standard">
      <style:graphic-properties svg:stroke-color="#000000" draw:textarea-horizontal-align="justify" draw:textarea-vertical-align="middle" draw:auto-grow-height="false" fo:min-height="0.739cm" fo:min-width="1.118cm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1.219cm" fo:min-width="2.108cm"/>
    </style:style>
    <style:style style:name="gr21" style:family="graphic" style:parent-style-name="standard">
      <style:graphic-properties svg:stroke-color="#000000" draw:textarea-horizontal-align="justify" draw:textarea-vertical-align="middle" draw:auto-grow-height="false" fo:min-height="1.368cm" fo:min-width="1.656cm"/>
    </style:style>
    <style:style style:name="gr22" style:family="graphic" style:parent-style-name="standard">
      <style:graphic-properties svg:stroke-color="#000000" draw:textarea-horizontal-align="justify" draw:textarea-vertical-align="middle" draw:auto-grow-height="false" fo:min-height="0.828cm" fo:min-width="1.296cm"/>
    </style:style>
    <style:style style:name="gr23" style:family="graphic" style:parent-style-name="standard">
      <style:graphic-properties svg:stroke-color="#000000" draw:textarea-horizontal-align="justify" draw:textarea-vertical-align="middle" draw:auto-grow-height="false" fo:min-height="0.828cm" fo:min-width="2.2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.068cm" svg:y1="3.579cm" svg:x2="6.641cm" svg:y2="18.63cm">
          <text:p/>
        </draw:line>
        <draw:line draw:style-name="gr1" draw:text-style-name="P1" draw:layer="layout" svg:x1="10.966cm" svg:y1="3.54cm" svg:x2="17.265cm" svg:y2="18.39cm">
          <text:p/>
        </draw:line>
        <draw:line draw:style-name="gr1" draw:text-style-name="P1" draw:layer="layout" svg:x1="17.974cm" svg:y1="9.777cm" svg:x2="6.641cm" svg:y2="18.454cm">
          <text:p/>
        </draw:line>
        <draw:line draw:style-name="gr1" draw:text-style-name="P1" draw:layer="layout" svg:x1="17.974cm" svg:y1="9.777cm" svg:x2="4.516cm" svg:y2="9.246cm">
          <text:p/>
        </draw:line>
        <draw:line draw:style-name="gr1" draw:text-style-name="P1" draw:layer="layout" svg:x1="17.266cm" svg:y1="18.505cm" svg:x2="4.516cm" svg:y2="9.069cm">
          <text:p/>
        </draw:line>
        <draw:line draw:style-name="gr1" draw:text-style-name="P1" draw:layer="layout" svg:x1="11.068cm" svg:y1="3.579cm" svg:x2="4.516cm" svg:y2="9.245cm">
          <text:p/>
        </draw:line>
        <draw:line draw:style-name="gr1" draw:text-style-name="P1" draw:layer="layout" svg:x1="4.516cm" svg:y1="9.069cm" svg:x2="6.641cm" svg:y2="18.808cm">
          <text:p/>
        </draw:line>
        <draw:line draw:style-name="gr1" draw:text-style-name="P1" draw:layer="layout" svg:x1="17.265cm" svg:y1="18.454cm" svg:x2="6.818cm" svg:y2="18.631cm">
          <text:p/>
        </draw:line>
        <draw:line draw:style-name="gr1" draw:text-style-name="P1" draw:layer="layout" svg:x1="10.891cm" svg:y1="3.757cm" svg:x2="17.797cm" svg:y2="9.778cm">
          <text:p/>
        </draw:line>
        <draw:line draw:style-name="gr1" draw:text-style-name="P1" draw:layer="layout" svg:x1="17.797cm" svg:y1="9.777cm" svg:x2="17.266cm" svg:y2="18.505cm">
          <text:p/>
        </draw:line>
        <draw:custom-shape draw:style-name="gr2" draw:text-style-name="P2" draw:layer="layout" svg:width="1.82cm" svg:height="1.011cm" svg:x="5.638cm" svg:y="18.201cm">
          <text:p text:style-name="P2">Natha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cm" svg:height="1.416cm" svg:x="16.457cm" svg:y="17.898cm">
          <text:p text:style-name="P2">Lea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23cm" svg:height="1.617cm" svg:x="17.165cm" svg:y="8.697cm">
          <text:p text:style-name="P2">Hajime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22cm" svg:height="1.213cm" svg:x="10.188cm" svg:y="2.933cm">
          <text:p text:style-name="P2">Luna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831cm" svg:height="1.719cm" svg:x="10.144cm" svg:y="17.51cm">
          <text:p text:style-name="P2">Mentor?</text:p>
          <text:p text:style-name="P2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2.629cm" svg:height="1.213cm" svg:x="9.075cm" svg:y="15.269cm">
          <text:p text:style-name="P2">riv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3.034cm" svg:height="1.415cm" svg:x="9.985cm" svg:y="8.697cm">
          <text:p text:style-name="P2">Intelectua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3.135cm" svg:height="1.618cm" svg:x="11.922cm" svg:y="14.589cm">
          <text:p text:style-name="P2">Complim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2.832cm" svg:height="1.719cm" svg:x="6.446cm" svg:y="5.562cm">
          <text:p text:style-name="P2">Mentor</text:p>
          <text:p text:style-name="P2">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034cm" svg:height="1.416cm" svg:x="12.513cm" svg:y="10.415cm">
          <text:p text:style-name="P2">Power</text:p>
          <text:p text:style-name="P2">Awakener</text:p>
          <text:p text:style-name="P2">N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2.933cm" svg:height="1.719cm" svg:x="3.817cm" svg:y="12.134cm">
          <text:p text:style-name="P2">Mentor</text:p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2.528cm" svg:height="1.618cm" svg:x="7.559cm" svg:y="9.91cm">
          <text:p text:style-name="P2">Father</text:p>
          <text:p text:style-name="P2">Figure</text:p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556cm" svg:y1="9.255cm" svg:x2="11.795cm" svg:y2="21.574cm">
          <text:p/>
        </draw:line>
        <draw:line draw:style-name="gr1" draw:text-style-name="P1" draw:layer="layout" svg:x1="6.715cm" svg:y1="18.653cm" svg:x2="11.668cm" svg:y2="22.336cm">
          <text:p/>
        </draw:line>
        <draw:line draw:style-name="gr1" draw:text-style-name="P1" draw:layer="layout" svg:x1="11.287cm" svg:y1="3.794cm" svg:x2="11.668cm" svg:y2="21.955cm">
          <text:p/>
        </draw:line>
        <draw:custom-shape draw:style-name="gr14" draw:text-style-name="P2" draw:layer="layout" svg:width="3.048cm" svg:height="1.27cm" svg:x="10.017cm" svg:y="21.574cm">
          <text:p text:style-name="P2">Sonya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2.303cm" svg:y1="21.574cm" svg:x2="16.494cm" svg:y2="19.034cm">
          <text:p/>
        </draw:line>
        <draw:line draw:style-name="gr15" draw:text-style-name="P1" draw:layer="layout" svg:x1="12.049cm" svg:y1="21.447cm" svg:x2="17.637cm" svg:y2="10.271cm">
          <text:p/>
        </draw:line>
        <draw:custom-shape draw:style-name="gr16" draw:text-style-name="P2" draw:layer="layout" svg:width="3.175cm" svg:height="1.27cm" svg:x="9.89cm" svg:y="12.303cm">
          <text:p text:style-name="P2">Friend</text:p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.794cm" svg:height="1.397cm" svg:x="16.24cm" svg:y="13.319cm">
          <text:p text:style-name="P2">Foil</text:p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3.302cm" svg:height="1.651cm" svg:x="13.192cm" svg:y="5.953cm">
          <text:p text:style-name="P2">User</text:p>
          <text:p text:style-name="P2">N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2.286cm" svg:height="1.397cm" svg:x="13.319cm" svg:y="16.875cm">
          <text:p text:style-name="P2">Restrict</text:p>
          <text:p text:style-name="P2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2.608cm" svg:height="1.469cm" svg:x="2.524cm" svg:y="8.239cm">
          <text:p text:style-name="P2">Naim</text:p>
          <draw:enhanced-geometry svg:viewBox="0 0 21600 21600" draw:type="rectangle" draw:enhanced-path="M 0 0 L 21600 0 21600 21600 0 21600 0 0 Z N"/>
        </draw:custom-shape>
        <draw:custom-shape draw:style-name="gr21" draw:text-style-name="P2" draw:layer="layout" svg:width="3.048cm" svg:height="2.286cm" svg:x="6.461cm" svg:y="13.7cm">
          <text:p text:style-name="P2">Tactical</text:p>
          <text:p text:style-name="P2">Assistant</text:p>
          <text:p text:style-name="P2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draw:layer="layout" svg:width="2.54cm" svg:height="1.524cm" svg:x="13.7cm" svg:y="19.796cm">
          <text:p text:style-name="P2">Tactical</text:p>
          <text:p text:style-name="P2">Assistnat</text:p>
          <text:p text:style-name="P2">S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draw:layer="layout" svg:width="3.937cm" svg:height="1.524cm" svg:x="6.842cm" svg:y="19.796cm">
          <text:p text:style-name="P2">Tactical Advister</text:p>
          <text:p text:style-name="P2">N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5T22:02:57.985000000</meta:creation-date>
    <dc:date>2017-02-25T22:23:08.651000000</dc:date>
    <meta:editing-duration>PT20M12S</meta:editing-duration>
    <meta:editing-cycles>6</meta:editing-cycles>
    <meta:generator>LibreOffice/5.2.4.2$Windows_x86 LibreOffice_project/3d5603e1122f0f102b62521720ab13a38a4e0eb0</meta:generator>
    <meta:document-statistic meta:object-count="36"/>
  </office:meta>
</office:document-meta>
</file>